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E00000116A7C7D170FE57854F.png" manifest:media-type="image/png"/>
  <manifest:file-entry manifest:full-path="Pictures/100000000000018800000116342ED91455D85C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31cm" svg:height="9.808cm" svg:x="3.286cm" svg:y="1.479cm">
          <draw:image xlink:href="Pictures/100000000000018800000116342ED91455D85C84.png" xlink:type="simple" xlink:show="embed" xlink:actuate="onLoad" loext:mime-type="image/png">
            <text:p/>
          </draw:image>
        </draw:frame>
        <draw:frame draw:style-name="gr1" draw:text-style-name="P1" draw:layer="layout" svg:width="14.042cm" svg:height="9.808cm" svg:x="3.595cm" svg:y="14.56cm">
          <draw:image xlink:href="Pictures/100000000000018E00000116A7C7D170FE57854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01:41:11.497037330</meta:creation-date>
    <dc:date>2020-05-02T01:41:53.700756397</dc:date>
    <meta:editing-duration>PT43S</meta:editing-duration>
    <meta:editing-cycles>1</meta:editing-cycles>
    <meta:document-statistic meta:object-count="2"/>
    <meta:generator>LibreOffice/6.4.2.2$Linux_X86_64 LibreOffice_project/40$Build-2</meta:generator>
  </office:meta>
</office:document-meta>
</file>